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6D0000037A823EE5AF215BFAD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.png" text:anchor-type="as-char" svg:width="6.5in" svg:height="3.0417in" draw:z-index="0"><draw:image xlink:href="Pictures/100002010000076D0000037A823EE5AF215BFAD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" meta:word-count="0" meta:character-count="0" meta:non-whitespace-character-count="0"/>
    <meta:generator>LibreOfficeDev/6.0.5.2$Linux_X86_64 LibreOffice_project/</meta:generator>
  </office:meta>
</office:document-meta>
</file>